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32cm" fo:min-width="6.04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986cm" fo:min-width="5.814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001cm" fo:min-width="6.002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51cm" fo:min-width="5.099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cm" fo:min-width="5.876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1cm" fo:min-width="3.626cm" fo:padding-top="0.151cm" fo:padding-bottom="0.151cm" fo:padding-left="0.276cm" fo:padding-right="0.276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851cm" fo:min-width="5.046cm" fo:padding-top="0.151cm" fo:padding-bottom="0.151cm" fo:padding-left="0.276cm" fo:padding-right="0.276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501cm" fo:min-width="3.898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1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Стили_20_стрелок_20_2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53cm" svg:stroke-color="#000000" draw:marker-start-width="0.279cm" draw:marker-end="Стили_20_стрелок_20_3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svg:stroke-color="#000000" draw:marker-start-width="0.279cm" draw:marker-end="Стили_20_стрелок_20_6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="Стили_20_стрелок_20_8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000000" draw:marker-start-width="0.279cm" draw:marker-end="Стили_20_стрелок_20_9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449cm" fo:min-width="5.376cm" fo:padding-top="0.151cm" fo:padding-bottom="0.151cm" fo:padding-left="0.276cm" fo:padding-right="0.276cm" loext:decorative="false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Стили_20_стрелок_20_10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="Стили_20_стрелок_20_11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/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7.25cm" svg:height="1.25cm" svg:x="6.75cm" svg:y="1.25cm">
          <text:p text:style-name="P1">UpCaseRus(string s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8" draw:id="id8" draw:layer="layout" svg:width="7cm" svg:height="1.75cm" svg:x="7.25cm" svg:y="26cm">
          <text:p text:style-name="P1">return new string(arr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8.5cm" svg:height="1.25cm" svg:x="6.125cm" svg:y="3.25cm">
          <text:p text:style-name="P1">Arr[ ] = s.ToCharArray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3" draw:id="id3" draw:layer="layout" svg:width="9.375cm" svg:height="1cm" svg:x="5.688cm" svg:y="5.25cm">
          <text:p text:style-name="P1">I=0, arr.Length, 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4" xml:id="id4" draw:id="id4" draw:layer="layout" svg:width="12.75cm" svg:height="6.5cm" svg:x="4cm" svg:y="6.9cm">
          <text:p text:style-name="P3"><text:span text:style-name="T1">arr[i] &gt;= 'а' &amp;&amp; </text:span><text:span text:style-name="T1"><text:tab/></text:span></text:p>
          <text:p text:style-name="P3"><text:span text:style-name="T1">arr[i] &lt;= 'я' || </text:span></text:p>
          <text:p text:style-name="P3"><text:span text:style-name="T1">arr[i] == 'ё' </text:span></text:p>
          <text:p text:style-name="P3"><text:span text:style-name="T1">||</text:span></text:p>
          <text:p text:style-name="P3"><text:span text:style-name="T1"><text:s text:c="5"/></text:span><text:span text:style-name="T1">arr[i] &gt;= 'А' &amp;&amp; </text:span></text:p>
          <text:p text:style-name="P3"><text:span text:style-name="T1">arr[i] &lt;= 'Я' || </text:span></text:p>
          <text:p text:style-name="P3"><text:span text:style-name="T1">arr[i] == 'Ё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xml:id="id6" draw:id="id6" draw:layer="layout" svg:width="8.25cm" svg:height="4.7cm" svg:x="10.9cm" svg:y="12.75cm">
          <text:p text:style-name="P5">arr[i] &gt;= 'a' &amp;&amp; arr[i] &lt;= 'z' ||</text:p>
          <text:p text:style-name="P5"><text:s text:c="24"/>arr[i] &gt;= 'А' &amp;&amp; arr[i] &lt;= 'Z'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5" draw:id="id5" draw:layer="layout" svg:width="7.25cm" svg:height="2.1cm" svg:x="2.25cm" svg:y="13.9cm">
          <text:p text:style-name="P1">arr[i] = arr[i].ToString().ToUpper()[0]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2" xml:id="id7" draw:id="id7" draw:layer="layout" svg:width="5.75cm" svg:height="2.75cm" svg:x="7.6cm" svg:y="17.9cm">
          <text:p text:style-name="P1">arr[i] = arr[i].ToString()[0]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7" draw:layer="layout" svg:x1="10.375cm" svg:y1="2.5cm" svg:x2="10.375cm" svg:y2="3.25cm" draw:start-shape="id1" draw:start-glue-point="6" draw:end-shape="id2" draw:end-glue-point="0" svg:d="M10375 2500v750" svg:viewBox="0 0 1 751">
          <text:p/>
        </draw:connector>
        <draw:connector draw:style-name="gr10" draw:text-style-name="P7" draw:layer="layout" svg:x1="10.375cm" svg:y1="4.5cm" svg:x2="10.376cm" svg:y2="5.25cm" draw:start-shape="id2" draw:start-glue-point="2" draw:end-shape="id3" draw:end-glue-point="4" svg:d="M10375 4500v376h1v374" svg:viewBox="0 0 2 751">
          <text:p/>
        </draw:connector>
        <draw:connector draw:style-name="gr11" draw:text-style-name="P7" draw:layer="layout" svg:x1="10.376cm" svg:y1="6.25cm" svg:x2="10.375cm" svg:y2="6.9cm" draw:start-shape="id3" draw:start-glue-point="6" draw:end-shape="id4" draw:end-glue-point="4" svg:d="M10376 6250v326h-1v324" svg:viewBox="0 0 2 651">
          <text:p/>
        </draw:connector>
        <draw:connector draw:style-name="gr12" draw:text-style-name="P7" draw:layer="layout" draw:line-skew="1.251cm 5.601cm" svg:x1="4cm" svg:y1="10.15cm" svg:x2="5.875cm" svg:y2="13.9cm" draw:start-shape="id4" draw:start-glue-point="5" draw:end-shape="id5" draw:end-glue-point="0" svg:d="M4000 10150h-1026v1824h2901v1926" svg:viewBox="0 0 2902 3751">
          <text:p/>
        </draw:connector>
        <draw:connector draw:style-name="gr13" draw:text-style-name="P7" draw:layer="layout" draw:line-skew="-1.502cm 5.351cm" svg:x1="16.75cm" svg:y1="10.15cm" svg:x2="15.025cm" svg:y2="12.75cm" draw:start-shape="id4" draw:start-glue-point="7" draw:end-shape="id6" draw:end-glue-point="4" svg:d="M16750 10150h1426v1574h-3151v1026" svg:viewBox="0 0 3152 2601">
          <text:p/>
        </draw:connector>
        <draw:connector draw:style-name="gr14" draw:text-style-name="P7" draw:layer="layout" svg:x1="10.9cm" svg:y1="15.1cm" svg:x2="10.475cm" svg:y2="17.9cm" draw:start-shape="id6" draw:start-glue-point="5" draw:end-shape="id7" draw:end-glue-point="0" svg:d="M10900 15100h-425v2800" svg:viewBox="0 0 426 2801">
          <text:p/>
        </draw:connector>
        <draw:connector draw:style-name="gr15" draw:text-style-name="P7" xml:id="id9" draw:id="id9" draw:layer="layout" draw:line-skew="-0.252cm 0.098cm" svg:x1="19.15cm" svg:y1="15.1cm" svg:x2="10.475cm" svg:y2="20.65cm" draw:start-shape="id6" draw:start-glue-point="7" draw:end-shape="id7" draw:end-glue-point="2" svg:d="M19150 15100h276v6176h-8951v-626" svg:viewBox="0 0 8952 6177">
          <text:p/>
        </draw:connector>
        <draw:connector draw:style-name="gr16" draw:text-style-name="P7" draw:layer="layout" draw:line-skew="4.186cm 8.874cm" svg:x1="15.063cm" svg:y1="5.75cm" svg:x2="10.75cm" svg:y2="26cm" draw:start-shape="id3" draw:start-glue-point="7" draw:end-shape="id8" draw:end-glue-point="4" svg:d="M15063 5750h4713v19250h-9026v1000" svg:viewBox="0 0 9027 20251">
          <text:p/>
        </draw:connector>
        <draw:custom-shape draw:style-name="gr17" draw:text-style-name="P4" xml:id="id10" draw:id="id10" draw:layer="layout" svg:width="7.75cm" svg:height="1.75cm" svg:x="11.25cm" svg:y="22cm">
          <text:p text:style-name="P3"><text:span text:style-name="T1">throw FormatException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7" draw:layer="layout" draw:line-skew="-0.651cm 6.651cm" svg:x1="19.426cm" svg:y1="21.276cm" svg:x2="15.125cm" svg:y2="22cm" draw:start-shape="id9" draw:start-glue-point="0" draw:end-shape="id10" draw:end-glue-point="0" svg:d="M19426 21276h-124v-52h-4177v776" svg:viewBox="0 0 4302 777">
          <text:p/>
        </draw:connector>
        <draw:connector draw:style-name="gr15" draw:text-style-name="P7" xml:id="id11" draw:id="id11" draw:layer="layout" svg:x1="5.875cm" svg:y1="16cm" svg:x2="15.125cm" svg:y2="23.75cm" draw:start-shape="id5" draw:start-glue-point="2" draw:end-shape="id10" draw:end-glue-point="2" svg:d="M5875 16000v8278h9250v-528" svg:viewBox="0 0 9251 8279">
          <text:p/>
        </draw:connector>
        <draw:connector draw:style-name="gr19" draw:text-style-name="P7" draw:layer="layout" draw:line-skew="0cm -3.686cm" svg:x1="10.5cm" svg:y1="24.278cm" svg:x2="5.688cm" svg:y2="5.75cm" draw:start-shape="id11" draw:start-glue-point="0" draw:end-shape="id3" draw:end-glue-point="5" svg:d="M10500 24278v527h-9026v-19055h4214" svg:viewBox="0 0 9027 190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2T19:41:22.050000000</meta:creation-date>
    <dc:date>2024-03-22T20:36:52.507000000</dc:date>
    <meta:editing-duration>PT54M56S</meta:editing-duration>
    <meta:editing-cycles>64</meta:editing-cycles>
    <meta:generator>LibreOffice/24.2.0.3$Windows_X86_64 LibreOffice_project/da48488a73ddd66ea24cf16bbc4f7b9c08e9bea1</meta:generator>
    <meta:document-statistic meta:object-count="20"/>
  </office:meta>
</office:document-meta>
</file>